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1">
            <text:p>SYS-0701_1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43.19">
            <text:p>-43.1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2">
            <text:p>SYS-0701_2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3000.0">
            <text:p>43000.0</text:p>
          </table:table-cell>
          <table:table-cell office:value-type="float" office:value="4000.0">
            <text:p>4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43.7">
            <text:p>-43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3">
            <text:p>SYS-0701_3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5000.0">
            <text:p>45000.0</text:p>
          </table:table-cell>
          <table:table-cell office:value-type="float" office:value="5000.0">
            <text:p>5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48.22">
            <text:p>-48.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OSL">
            <text:p>OSL</text:p>
          </table:table-cell>
          <table:table-cell office:value-type="string" office:value="SYS-0701_4">
            <text:p>SYS-0701_4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8000.0">
            <text:p>48000.0</text:p>
          </table:table-cell>
          <table:table-cell office:value-type="float" office:value="5000.0">
            <text:p>50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55.96">
            <text:p>-55.9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radiocarbon">
            <text:p>radiocarbon</text:p>
          </table:table-cell>
          <table:table-cell office:value-type="string" office:value="Beta-240035">
            <text:p>Beta-240035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5820.0">
            <text:p>45820.0</text:p>
          </table:table-cell>
          <table:table-cell office:value-type="float" office:value="1600.0">
            <text:p>1600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53.3">
            <text:p>-53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radiocarbon">
            <text:p>radiocarbon</text:p>
          </table:table-cell>
          <table:table-cell office:value-type="string" office:value="Beta-240034">
            <text:p>Beta-240034</text:p>
          </table:table-cell>
          <table:table-cell office:value-type="float" office:value="34.662">
            <text:p>34.662</text:p>
          </table:table-cell>
          <table:table-cell office:value-type="float" office:value="121.45">
            <text:p>121.45</text:p>
          </table:table-cell>
          <table:table-cell office:value-type="float" office:value="43650.0">
            <text:p>43650.0</text:p>
          </table:table-cell>
          <table:table-cell office:value-type="float" office:value="1200.0">
            <text:p>1200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51.41">
            <text:p>-51.4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10,PicoEtal2016">
            <text:p>LiuEtal2010,PicoEtal2016</text:p>
          </table:table-cell>
        </table:table-row>
        <table:table-row>
          <table:table-cell office:value-type="string" office:value="Yellow_Sea">
            <text:p>Yellow_Sea</text:p>
          </table:table-cell>
          <table:table-cell office:value-type="string" office:value="radiocarbon">
            <text:p>radiocarbon</text:p>
          </table:table-cell>
          <table:table-cell office:value-type="string" office:value="YS01A">
            <text:p>YS01A</text:p>
          </table:table-cell>
          <table:table-cell office:value-type="float" office:value="35.52">
            <text:p>35.52</text:p>
          </table:table-cell>
          <table:table-cell office:value-type="float" office:value="122.488">
            <text:p>122.488</text:p>
          </table:table-cell>
          <table:table-cell office:value-type="float" office:value="36200.0">
            <text:p>36200.0</text:p>
          </table:table-cell>
          <table:table-cell office:value-type="float" office:value="280.0">
            <text:p>280.0</text:p>
          </table:table-cell>
          <table:table-cell office:value-type="string" office:value="foraminifera">
            <text:p>foraminifer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87.15">
            <text:p>-87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ngEtal2014,PicoEtal2016">
            <text:p>WangEtal2014,Pico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